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2" style:family="table-row">
      <style:table-row-properties style:min-row-height="0.2299in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75in" style:rel-column-width="3276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32767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7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officeooo:rsid="0019419d" officeooo:paragraph-rsid="0019419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295e9c" officeooo:paragraph-rsid="00295e9c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296899" officeooo:paragraph-rsid="0029689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2d7080" officeooo:paragraph-rsid="002d708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32f8d4" officeooo:paragraph-rsid="0032f8d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4pt" officeooo:rsid="00295e9c" officeooo:paragraph-rsid="00295e9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96899" officeooo:paragraph-rsid="0029689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bb255" officeooo:paragraph-rsid="002bb25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32f8d4" officeooo:paragraph-rsid="0032f8d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9419d" officeooo:paragraph-rsid="0019419d" style:font-size-asian="14pt" style:font-size-complex="14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59e0" officeooo:paragraph-rsid="00248299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f59e0" officeooo:paragraph-rsid="00261086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1f59e0" officeooo:paragraph-rsid="001f59e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24030d" officeooo:paragraph-rsid="0024030d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2a6945" officeooo:paragraph-rsid="002a694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paragraph-rsid="0032d8d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2d7080" officeooo:paragraph-rsid="002d708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332abd" officeooo:paragraph-rsid="00332abd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2a6945" officeooo:paragraph-rsid="002a69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2d7080" officeooo:paragraph-rsid="002d7080" style:font-size-asian="10pt" style:font-weight-asian="bold" style:font-size-complex="10pt" style:font-weight-complex="bold"/>
    </style:style>
    <style:style style:name="T1" style:family="text">
      <style:text-properties officeooo:rsid="001af301"/>
    </style:style>
    <style:style style:name="T2" style:family="text">
      <style:text-properties officeooo:rsid="00248299"/>
    </style:style>
    <style:style style:name="T3" style:family="text">
      <style:text-properties officeooo:rsid="002efaa5"/>
    </style:style>
    <style:style style:name="T4" style:family="text">
      <style:text-properties fo:font-size="12pt" officeooo:rsid="002efaa5" style:font-size-asian="12pt" style:font-size-complex="12pt"/>
    </style:style>
    <style:style style:name="T5" style:family="text">
      <style:text-properties officeooo:rsid="003504b0"/>
    </style:style>
    <style:style style:name="T6" style:family="text">
      <style:text-properties officeooo:rsid="0037c916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{{ info.<text:span text:style-name="T1">name</text:span> }}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{{ info.contact.<text:span text:style-name="T2">address.line0</text:span> }}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>{{ info.contact.phone }}</text:p>
          </table:table-cell>
        </table:table-row>
        <table:table-row table:style-name="Table1.2">
          <table:table-cell table:style-name="Table1.A2" office:value-type="string">
            <text:p text:style-name="P13">{{ info.contact.<text:span text:style-name="T2">address.line1</text:span> }}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{{ info.contact.email }}</text:p>
          </table:table-cell>
        </table:table-row>
      </table:table>
      <text:p text:style-name="P1"/>
      <text:p text:style-name="P6">Objective</text:p>
      <text:p text:style-name="P2">{{ info.objective.text }}</text:p>
      <text:p text:style-name="P2"/>
      <text:p text:style-name="P7">Education</text:p>
      <text:p text:style-name="P3"><text:text-input text:description="">{% for e in info.education %}</text:text-input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<text:text-input text:description="">{{ e.degree }}</text:text-input> in <text:text-input text:description="">{{ e.major }}</text:text-input></text:p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7"><text:text-input text:description="">{{ e.school }}</text:text-input></text:p>
          </table:table-cell>
          <table:table-cell table:style-name="Table2.A1" office:value-type="string">
            <text:p text:style-name="P17">{{ e.location }}</text:p>
          </table:table-cell>
        </table:table-row>
        <table:table-row>
          <table:table-cell table:style-name="Table2.A1" office:value-type="string">
            <text:p text:style-name="P17"><text:text-input text:description="">{{ e.start_str }}</text:text-input> to <text:text-input text:description="">{{ e.end_str }}</text:text-input></text:p>
          </table:table-cell>
          <table:table-cell table:style-name="Table2.A1" office:value-type="string">
            <text:p text:style-name="P17">GPA: {{ e.gpa }}</text:p>
          </table:table-cell>
        </table:table-row>
      </table:table>
      <text:p text:style-name="P3"><text:text-input text:description="">{% endfor %}</text:text-input></text:p>
      <text:p text:style-name="P3"/>
      <text:p text:style-name="P8">Experience</text:p>
      <text:p text:style-name="P4"><text:text-input text:description="">{% for e in info.employment %}</text:text-input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3"><text:text-input text:description="">{{ e.title }}</text:text-input></text:p>
          </table:table-cell>
          <table:table-cell table:style-name="Table3.A1" office:value-type="string">
            <text:p text:style-name="P23"><text:text-input text:description="">{{ e.duration }}</text:text-input></text:p>
          </table:table-cell>
        </table:table-row>
        <table:table-row>
          <table:table-cell table:style-name="Table3.A1" office:value-type="string">
            <text:p text:style-name="P20"><text:span text:style-name="T7"><text:text-input text:description="">{{ e.employer }}</text:text-input></text:span> - <text:text-input text:description="">{{e.location }}</text:text-input></text:p>
          </table:table-cell>
          <table:table-cell table:style-name="Table3.A1" office:value-type="string">
            <text:p text:style-name="P18"/>
          </table:table-cell>
        </table:table-row>
        <table:table-row>
          <table:table-cell table:style-name="Table3.A1" table:number-columns-spanned="2" office:value-type="string">
            <text:p text:style-name="P20"><text:text-input text:description="">{% for l in e.desc %}</text:text-input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20">- <text:text-input text:description="">{{ l }}</text:text-input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20"><text:text-input text:description="">{% endfor %}</text:text-input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20"/>
          </table:table-cell>
          <table:covered-table-cell/>
        </table:table-row>
      </table:table>
      <text:p text:style-name="P4"><text:text-input text:description="">{% endfor %}</text:text-input></text:p>
      <text:p text:style-name="P4"/>
      <text:p text:style-name="P9">Skills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11"><text:text-input text:description="">{% for r in info.skills.table %}</text:text-input></text:p>
          </table:table-cell>
          <table:covered-table-cell/>
        </table:table-row>
        <table:table-row>
          <table:table-cell table:style-name="Table4.A2" office:value-type="string">
            <text:p text:style-name="P21"><text:text-input text:description="">{{ r[0] }}</text:text-input></text:p>
          </table:table-cell>
          <table:table-cell table:style-name="Table4.B2" office:value-type="string">
            <text:p text:style-name="P21"><text:span text:style-name="T6"><text:text-input text:description="">{{ r[1] }}</text:text-input></text:span></text:p>
          </table:table-cell>
        </table:table-row>
        <table:table-row>
          <table:table-cell table:style-name="Table4.B2" table:number-columns-spanned="2" office:value-type="string">
            <text:p text:style-name="P21"><text:text-input text:description="">{% endfor %}</text:text-input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2:39:51.503172285</meta:creation-date>
    <dc:date>2015-06-22T14:44:45.881549125</dc:date>
    <meta:editing-duration>PT1H59M33S</meta:editing-duration>
    <meta:editing-cycles>70</meta:editing-cycles>
    <meta:generator>LibreOffice/4.2.8.2$Linux_X86_64 LibreOffice_project/420m0$Build-2</meta:generator>
    <meta:document-statistic meta:table-count="4" meta:image-count="0" meta:object-count="0" meta:page-count="1" meta:paragraph-count="29" meta:word-count="144" meta:character-count="591" meta:non-whitespace-character-count="516"/>
  </office:meta>
</office:document-meta>
</file>